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 style:list-style-name="L1">
      <style:text-properties style:font-name="Calibri" fo:font-size="10pt" style:font-size-asian="10pt" style:font-size-complex="10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Log</text:p>
      <text:list xml:id="list25523247" text:style-name="L1">
        <text:list-item>
          <text:p text:style-name="P2">Year [year:2011]</text:p>
          <text:list>
            <text:list-item>
              <text:p text:style-name="P2">Month [month:02] </text:p>
              <text:list>
                <text:list-item>
                  <text:p text:style-name="P2">Week [week: 02]</text:p>
                  <text:list>
                    <text:list-item>
                      <text:p text:style-name="P2">Day [day: 04]</text:p>
                      <text:list>
                        <text:list-item>
                          <text:p text:style-name="P2">AAA [hours: 1][subtask: A]</text:p>
                        </text:list-item>
                        <text:list-item>
                          <text:p text:style-name="P2">AAA <text:s/>[hours: 2][subtask: B]</text:p>
                        </text:list-item>
                        <text:list-item>
                          <text:p text:style-name="P2">BBB [hours: 3][subtask: A]</text:p>
                        </text:list-item>
                      </text:list>
                    </text:list-item>
                    <text:list-item>
                      <text:p text:style-name="P2">Day [day: 03]</text:p>
                      <text:list>
                        <text:list-item>
                          <text:p text:style-name="P2">AAA [hours: 1][subtask: c]</text:p>
                        </text:list-item>
                        <text:list-item>
                          <text:p text:style-name="P2">AAA <text:s/>[hours: 2]</text:p>
                        </text:list-item>
                        <text:list-item>
                          <text:p text:style-name="P2">BBB [hours: 3]</text:p>
                        </text:list-item>
                      </text:list>
                    </text:list-item>
                  </text:list>
                </text:list-item>
                <text:list-item>
                  <text:p text:style-name="P2">Week [week:01]</text:p>
                  <text:list>
                    <text:list-item>
                      <text:p text:style-name="P2">Day [day: 02]</text:p>
                      <text:list>
                        <text:list-item>
                          <text:p text:style-name="P2">AAA [hours: 1]</text:p>
                        </text:list-item>
                        <text:list-item>
                          <text:p text:style-name="P2">AAA <text:s/>[hours: 2]</text:p>
                        </text:list-item>
                        <text:list-item>
                          <text:p text:style-name="P2">BBB [hours: 3]</text:p>
                        </text:list-item>
                      </text:list>
                    </text:list-item>
                    <text:list-item>
                      <text:p text:style-name="P2">Day [day: 01]</text:p>
                      <text:list>
                        <text:list-item>
                          <text:p text:style-name="P2">AAA [hours: 1]</text:p>
                        </text:list-item>
                        <text:list-item>
                          <text:p text:style-name="P2">AAA <text:s/>[hours: 2]</text:p>
                        </text:list-item>
                        <text:list-item>
                          <text:p text:style-name="P2">BBB [hours: 3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Month [month:01] </text:p>
              <text:list>
                <text:list-item>
                  <text:p text:style-name="P2">Week [week:02]</text:p>
                  <text:list>
                    <text:list-item>
                      <text:p text:style-name="P2">Day [day: 04]</text:p>
                      <text:list>
                        <text:list-item>
                          <text:p text:style-name="P2">AAA [hours: 1]</text:p>
                        </text:list-item>
                        <text:list-item>
                          <text:p text:style-name="P2">AAA <text:s/>[hours: 2]</text:p>
                        </text:list-item>
                        <text:list-item>
                          <text:p text:style-name="P2">BBB [hours: 3]</text:p>
                        </text:list-item>
                      </text:list>
                    </text:list-item>
                    <text:list-item>
                      <text:p text:style-name="P2">Day [day: 03]</text:p>
                      <text:list>
                        <text:list-item>
                          <text:p text:style-name="P2">AAA [hours: 1]</text:p>
                        </text:list-item>
                        <text:list-item>
                          <text:p text:style-name="P2">AAA <text:s/>[hours: 2]</text:p>
                        </text:list-item>
                        <text:list-item>
                          <text:p text:style-name="P2">BBB [hours: 3]</text:p>
                        </text:list-item>
                      </text:list>
                    </text:list-item>
                  </text:list>
                </text:list-item>
                <text:list-item>
                  <text:p text:style-name="P2">Week [week:01]</text:p>
                  <text:list>
                    <text:list-item>
                      <text:p text:style-name="P2">Day [day: 02]</text:p>
                      <text:list>
                        <text:list-item>
                          <text:p text:style-name="P2">AAA [hours: 1]</text:p>
                        </text:list-item>
                        <text:list-item>
                          <text:p text:style-name="P2">AAA <text:s/>[hours: 2]</text:p>
                        </text:list-item>
                        <text:list-item>
                          <text:p text:style-name="P2">BBB [hours: 3]</text:p>
                        </text:list-item>
                      </text:list>
                    </text:list-item>
                    <text:list-item>
                      <text:p text:style-name="P2">Day [day: 01]</text:p>
                      <text:list>
                        <text:list-item>
                          <text:p text:style-name="P2">AAA [hours: 1]</text:p>
                        </text:list-item>
                        <text:list-item>
                          <text:p text:style-name="P2">AAA <text:s/>[hours: 2]</text:p>
                        </text:list-item>
                        <text:list-item>
                          <text:p text:style-name="P2">BBB [hours: 3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Year [year:2010]</text:p>
          <text:list>
            <text:list-item>
              <text:p text:style-name="P2">Month [month:02] </text:p>
              <text:list>
                <text:list-item>
                  <text:p text:style-name="P2">Week [week:02]</text:p>
                  <text:list>
                    <text:list-item>
                      <text:p text:style-name="P2">Day [day: 04]</text:p>
                      <text:list>
                        <text:list-item>
                          <text:p text:style-name="P2">AAA [hours: 4]</text:p>
                        </text:list-item>
                        <text:list-item>
                          <text:p text:style-name="P2">AAA <text:s/>[hours: 5]</text:p>
                        </text:list-item>
                        <text:list-item>
                          <text:p text:style-name="P2">BBB [hours: 6]</text:p>
                        </text:list-item>
                      </text:list>
                    </text:list-item>
                    <text:list-item>
                      <text:p text:style-name="P2">Day [day: 03]</text:p>
                      <text:list>
                        <text:list-item>
                          <text:p text:style-name="P2">AAA [hours: 4]</text:p>
                        </text:list-item>
                        <text:list-item>
                          <text:p text:style-name="P2">AAA <text:s/>[hours: 5]</text:p>
                        </text:list-item>
                        <text:list-item>
                          <text:p text:style-name="P2">BBB [hours: 6]</text:p>
                        </text:list-item>
                      </text:list>
                    </text:list-item>
                  </text:list>
                </text:list-item>
                <text:list-item>
                  <text:p text:style-name="P2">Week [week:01]</text:p>
                  <text:list>
                    <text:list-item>
                      <text:p text:style-name="P2">Day [day: 02]</text:p>
                      <text:list>
                        <text:list-item>
                          <text:p text:style-name="P2">AAA [hours: 4]</text:p>
                        </text:list-item>
                        <text:list-item>
                          <text:p text:style-name="P2">AAA <text:s/>[hours: 5]</text:p>
                        </text:list-item>
                        <text:list-item>
                          <text:p text:style-name="P2">BBB [hours: 6]</text:p>
                        </text:list-item>
                      </text:list>
                    </text:list-item>
                    <text:list-item>
                      <text:p text:style-name="P2">Day [day: 01]</text:p>
                      <text:list>
                        <text:list-item>
                          <text:p text:style-name="P2">AAA [hours: 4]</text:p>
                        </text:list-item>
                        <text:list-item>
                          <text:p text:style-name="P2">AAA <text:s/>[hours: 5]</text:p>
                        </text:list-item>
                        <text:list-item>
                          <text:p text:style-name="P2"><text:soft-page-break/>BBB [hours: 6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Month [month:01] </text:p>
              <text:list>
                <text:list-item>
                  <text:p text:style-name="P2">Week [week:02]</text:p>
                  <text:list>
                    <text:list-item>
                      <text:p text:style-name="P2">Day [day: 04]</text:p>
                      <text:list>
                        <text:list-item>
                          <text:p text:style-name="P2">AAA [hours: 4]</text:p>
                        </text:list-item>
                        <text:list-item>
                          <text:p text:style-name="P2">AAA <text:s/>[hours: 5]</text:p>
                        </text:list-item>
                        <text:list-item>
                          <text:p text:style-name="P2">BBB [hours: 6]</text:p>
                        </text:list-item>
                      </text:list>
                    </text:list-item>
                    <text:list-item>
                      <text:p text:style-name="P2">Day [day: 03]</text:p>
                      <text:list>
                        <text:list-item>
                          <text:p text:style-name="P2">AAA [hours: 4]</text:p>
                        </text:list-item>
                        <text:list-item>
                          <text:p text:style-name="P2">AAA <text:s/>[hours: 5]</text:p>
                        </text:list-item>
                        <text:list-item>
                          <text:p text:style-name="P2">BBB [hours: 6]</text:p>
                        </text:list-item>
                      </text:list>
                    </text:list-item>
                  </text:list>
                </text:list-item>
                <text:list-item>
                  <text:p text:style-name="P2">Week [week:01]</text:p>
                  <text:list>
                    <text:list-item>
                      <text:p text:style-name="P2">Day [day: 02]</text:p>
                      <text:list>
                        <text:list-item>
                          <text:p text:style-name="P2">AAA [hours: 4]</text:p>
                        </text:list-item>
                        <text:list-item>
                          <text:p text:style-name="P2">AAA <text:s/>[hours: 5]</text:p>
                        </text:list-item>
                        <text:list-item>
                          <text:p text:style-name="P2">BBB [hours: 6]</text:p>
                        </text:list-item>
                      </text:list>
                    </text:list-item>
                    <text:list-item>
                      <text:p text:style-name="P2">Day [day: 01]</text:p>
                      <text:list>
                        <text:list-item>
                          <text:p text:style-name="P2">AAA [hours: 4]</text:p>
                        </text:list-item>
                        <text:list-item>
                          <text:p text:style-name="P2">AAA <text:s/>[hours: 5]</text:p>
                        </text:list-item>
                        <text:list-item>
                          <text:p text:style-name="P2">BBB [hours: 6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2M51S</meta:editing-duration>
    <meta:editing-cycles>22</meta:editing-cycles>
    <meta:generator>OpenOffice.org/3.3$Win32 OpenOffice.org_project/330m20$Build-9567</meta:generator>
    <dc:date>2011-10-20T05:41:12.46</dc:date>
    <dc:creator>James Wilfong</dc:creator>
    <meta:document-statistic meta:table-count="0" meta:image-count="0" meta:object-count="0" meta:page-count="2" meta:paragraph-count="79" meta:word-count="305" meta:character-count="1916"/>
    <meta:user-defined meta:name="Info 1"/>
    <meta:user-defined meta:name="Info 2"/>
    <meta:user-defined meta:name="Info 3"/>
    <meta:user-defined meta:name="Info 4"/>
  </office:meta>
</office:document-meta>
</file>